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solid" svg:stroke-width="0.102cm" svg:stroke-color="#cccc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text-align="center"/>
      <style:text-properties fo:font-size="18pt" fo:font-style="italic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3.6cm" fo:margin-right="0cm" text:enable-numbering="false" fo:text-indent="-0.6cm"/>
    </style:style>
    <style:style style:name="P11" style:family="paragraph">
      <style:paragraph-properties fo:margin-left="1.2cm" fo:margin-right="0cm" text:enable-numbering="true" fo:text-indent="-0.9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4.8cm" fo:margin-right="0cm" text:enable-numbering="false" fo:text-indent="-0.6cm"/>
    </style:style>
    <style:style style:name="P14" style:family="paragraph">
      <style:paragraph-properties fo:margin-left="1.2cm" fo:margin-right="0cm" text:enable-numbering="false" fo:text-indent="-0.9cm"/>
    </style:style>
    <style:style style:name="P15" style:family="paragraph">
      <style:paragraph-properties fo:margin-left="2.4cm" fo:margin-right="0cm" text:enable-numbering="false" fo:text-indent="-0.8cm"/>
    </style:style>
    <style:style style:name="P16" style:family="paragraph">
      <style:paragraph-properties fo:text-align="center"/>
    </style:style>
    <style:style style:name="P17" style:family="paragraph">
      <style:text-properties fo:font-style="italic" fo:font-weight="bold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margin-left="0cm" fo:margin-right="0cm" fo:text-align="end" fo:text-indent="0cm"/>
      <style:text-properties fo:font-style="italic" fo:font-weight="bold"/>
    </style:style>
    <style:style style:name="P20" style:family="paragraph">
      <style:paragraph-properties fo:margin-left="3.6cm" fo:margin-right="0cm" text:enable-numbering="true" fo:text-indent="-0.6cm"/>
    </style:style>
    <style:style style:name="P21" style:family="paragraph">
      <style:paragraph-properties fo:margin-left="1.2cm" fo:margin-right="0cm" fo:text-indent="-0.9cm"/>
      <style:text-properties fo:font-size="24pt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color="#ccccff"/>
    </style:style>
    <style:style style:name="T7" style:family="text">
      <style:text-properties fo:font-size="24pt"/>
    </style:style>
    <style:style style:name="T8" style:family="text">
      <style:text-properties fo:color="#ccccff" fo:font-size="20pt" fo:font-weight="bold"/>
    </style:style>
    <style:style style:name="T9" style:family="text">
      <style:text-properties fo:font-style="italic"/>
    </style:style>
    <style:style style:name="T10" style:family="text">
      <style:text-properties fo:font-style="italic" fo:font-weight="bold"/>
    </style:style>
    <style:style style:name="T11" style:family="text">
      <style:text-properties fo:color="#ffffff"/>
    </style:style>
    <style:style style:name="T12" style:family="text">
      <style:text-properties fo:color="#ccccff" fo:font-size="24pt" fo:font-style="italic"/>
    </style:style>
    <style:style style:name="T13" style:family="text">
      <style:text-properties fo:color="#ccccff" fo:font-size="22pt"/>
    </style:style>
    <style:style style:name="T14" style:family="text">
      <style:text-properties fo:font-size="22pt"/>
    </style:style>
    <style:style style:name="T15" style:family="text">
      <style:text-properties fo:font-size="22pt" fo:font-style="italic"/>
    </style:style>
    <style:style style:name="T16" style:family="text">
      <style:text-properties fo:color="#ffff00" fo:font-size="24pt"/>
    </style:style>
    <style:style style:name="T17" style:family="text">
      <style:text-properties fo:color="#ccccff" fo:font-size="20pt"/>
    </style:style>
    <style:style style:name="T18" style:family="text">
      <style:text-properties fo:color="#ffffff" fo:font-size="24pt"/>
    </style:style>
    <style:style style:name="T19" style:family="text">
      <style:text-properties fo:color="#ccccff" fo:font-size="24pt"/>
    </style:style>
    <style:style style:name="T20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3.1-3.3</presentation:footer-decl>
      <presentation:footer-decl presentation:name="ftr2">CMPTxxxx</presentation:footer-decl>
      <presentation:date-time-decl presentation:name="dtd1" presentation:source="fixed">23 Sep 2005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3.1-3.3: IF Statements and Boolean Expressions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3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629cm" svg:height="0.992cm" svg:x="17.13cm" svg:y="19.282cm">
          <draw:text-box>
            <text:p text:style-name="P1">http://cmpt14x.seanho.com/</text:p>
          </draw:text-box>
        </draw:frame>
        <draw:rect draw:style-name="gr2" draw:text-style-name="P6" draw:layer="layout" svg:width="7.62cm" svg:height="4.445cm" svg:x="19.685cm" svg:y="10.795cm">
          <text:p text:style-name="P3"><text:span text:style-name="T3">Reminders:</text:span></text:p>
          <text:p text:style-name="P4"><text:span text:style-name="T3"/></text:p>
          <text:p text:style-name="P5"><text:span text:style-name="T3">1) </text:span><text:span text:style-name="T4">journals</text:span><text:span text:style-name="T3"> in folder</text:span></text:p>
          <text:p text:style-name="P5"><text:span text:style-name="T3">2) Two </text:span><text:span text:style-name="T4">homeworks</text:span><text:span text:style-name="T3"><text:line-break/></text:span><text:span text:style-name="T3">by lab section</text:span></text:p>
        </draw:rect>
        <draw:rect draw:style-name="gr2" draw:text-style-name="P6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hapter 3: Program Structure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Five basic program <text:span text:style-name="T5">structure</text:span>/flow abstraction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equence</text:span> (<text:span text:style-name="T6">;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election</text:span> (<text:span text:style-name="T6">IF-THEN-ELSE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petition/loops</text:span> (<text:span text:style-name="T6">WHILE, REPEAT</text:span>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Composition</text:span> (subroutine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arallelism</text:span></text:p>
                  </text:list-item>
                </text:list>
              </text:list-item>
            </text:list>
            <text:list text:style-name="L3">
              <text:list-item>
                <text:p text:style-name="P8">This chapter mostly covers the first <text:span text:style-name="T5">three</text:span> program structure abstractions</text:p>
              </text:list-item>
            </text:list>
            <text:list text:style-name="L3">
              <text:list-item>
                <text:list>
                  <text:list-item>
                    <text:p text:style-name="P9">Today we'll cover sequences and selec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tatement sequences</text:p>
          </draw:text-box>
        </draw:frame>
        <draw:frame presentation:style-name="pr5" draw:text-style-name="P8" draw:layer="layout" svg:width="25.199cm" svg:height="14.374cm" svg:x="1.4cm" svg:y="4.507cm" presentation:class="outline" presentation:user-transformed="true">
          <draw:text-box>
            <text:list text:style-name="L3">
              <text:list-item>
                <text:p text:style-name="P8">A <text:span text:style-name="T5">sequence</text:span> of statements is executed in order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Successive statements are not executed until the preceding statement is comple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WriteString (“Running ReallySlowFunction... 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ReallySlowFunctio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WriteString (“ ...done!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1"><text:span text:style-name="T5">Semicolons</text:span> separate statements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7">Not needed after last statement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WriteL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8">END HelloWorld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imple selection: IF-THEN-END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3">
              <text:list-item>
                <text:p text:style-name="P14"><text:span text:style-name="T6">IF</text:span> <text:span text:style-name="T9">condi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T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statement sequ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END;</text:span></text:p>
                  </text:list-item>
                </text:list>
              </text:list-item>
            </text:list>
            <text:list text:style-name="L3">
              <text:list-item>
                <text:p text:style-name="P11">Condition is a <text:span text:style-name="T5">Boolean expression</text:span> evaluating to either <text:span text:style-name="T6">TRUE</text:span> or <text:span text:style-name="T6">FALSE</text:span></text:p>
              </text:list-item>
            </text:list>
            <text:list text:style-name="L3">
              <text:list-item>
                <text:p text:style-name="P11"><text:span text:style-name="T5">Conditional execution</text:span>: if condition evaluates to <text:span text:style-name="T6">FALSE</text:span>, then the statement sequence is skipped over and <text:span text:style-name="T5">not executed</text:span></text:p>
              </text:list-item>
            </text:list>
          </draw:text-box>
        </draw:frame>
        <draw:g>
          <draw:circle draw:style-name="gr4" draw:text-style-name="P16" draw:id="id1" draw:layer="layout" svg:width="0.635cm" svg:height="0.635cm" svg:x="19.06cm" svg:y="4.815cm">
            <text:p text:style-name="P1"/>
          </draw:circle>
          <draw:connector draw:style-name="gr5" draw:text-style-name="P16" draw:layer="layout" draw:type="line" svg:x1="19.334cm" svg:y1="3.001cm" svg:x2="19.377cm" svg:y2="4.815cm" draw:end-shape="id1" draw:end-glue-point="0">
            <text:p text:style-name="P1"/>
          </draw:connector>
          <draw:circle draw:style-name="gr4" draw:text-style-name="P16" draw:id="id3" draw:layer="layout" svg:width="0.635cm" svg:height="0.635cm" svg:x="19.06cm" svg:y="8.255cm">
            <text:p text:style-name="P1"/>
          </draw:circle>
          <draw:circle draw:style-name="gr4" draw:text-style-name="P16" draw:id="id2" draw:layer="layout" svg:width="0.635cm" svg:height="0.635cm" svg:x="21.3cm" svg:y="6.485cm">
            <text:p text:style-name="P1"/>
          </draw:circle>
          <draw:connector draw:style-name="gr5" draw:text-style-name="P16" draw:layer="layout" draw:type="line" svg:x1="19.695cm" svg:y1="5.132cm" svg:x2="21.617cm" svg:y2="6.485cm" draw:start-shape="id1" draw:start-glue-point="1" draw:end-shape="id2" draw:end-glue-point="0">
            <text:p text:style-name="P1"/>
          </draw:connector>
          <draw:connector draw:style-name="gr5" draw:text-style-name="P16" draw:layer="layout" draw:type="line" svg:x1="19.377cm" svg:y1="5.45cm" svg:x2="19.377cm" svg:y2="8.255cm" draw:start-shape="id1" draw:start-glue-point="2" draw:end-shape="id3" draw:end-glue-point="0">
            <text:p text:style-name="P1"/>
          </draw:connector>
          <draw:connector draw:style-name="gr5" draw:text-style-name="P16" draw:layer="layout" draw:type="line" svg:x1="21.617cm" svg:y1="7.12cm" svg:x2="19.695cm" svg:y2="8.572cm" draw:start-shape="id2" draw:start-glue-point="2" draw:end-shape="id3" draw:end-glue-point="1">
            <text:p text:style-name="P1"/>
          </draw:connector>
          <draw:connector draw:style-name="gr5" draw:text-style-name="P16" draw:layer="layout" draw:type="line" svg:x1="19.377cm" svg:y1="8.89cm" svg:x2="19.368cm" svg:y2="10.007cm" draw:start-shape="id3" draw:start-glue-point="2">
            <text:p text:style-name="P1"/>
          </draw:connector>
          <draw:frame draw:style-name="gr1" draw:text-style-name="P17" draw:layer="layout" svg:width="3.584cm" svg:height="0.992cm" svg:x="15.35cm" svg:y="4.379cm">
            <draw:text-box>
              <text:p text:style-name="P1"><text:span text:style-name="T10">condition</text:span></text:p>
            </draw:text-box>
          </draw:frame>
          <draw:frame draw:style-name="gr1" draw:text-style-name="P17" draw:layer="layout" svg:width="3.575cm" svg:height="0.992cm" svg:x="22.151cm" svg:y="6.128cm">
            <draw:text-box>
              <text:p text:style-name="P1"><text:span text:style-name="T10">sequence</text:span></text:p>
            </draw:text-box>
          </draw:frame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Example using IF-THEN-END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3">
              <text:list-item>
                <text:p text:style-name="P14">IF numApples &gt; 12</text:p>
              </text:list-item>
            </text:list>
            <text:list text:style-name="L3">
              <text:list-item>
                <text:list>
                  <text:list-item>
                    <text:p text:style-name="P15">T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WriteString(“Okay, that's waay too many apples!”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WriteL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END;</text:p>
                  </text:list-item>
                </text:list>
              </text:list-item>
            </text:list>
            <text:list text:style-name="L3">
              <text:list-item>
                <text:p text:style-name="P14">WriteString(“Let's eat some apples!”);</text:p>
              </text:list-item>
            </text:list>
            <text:list text:style-name="L3">
              <text:list-item>
                <text:p text:style-name="P14">WriteLn</text:p>
              </text:list-item>
            </text:list>
            <text:list text:style-name="L3">
              <text:list-item>
                <text:p text:style-name="P14"/>
              </text:list-item>
            </text:list>
            <text:list text:style-name="L3">
              <text:list-item>
                <text:p text:style-name="P11">Observe <text:span text:style-name="T5">indentation</text:span>, <text:span text:style-name="T5">semicolon</text:span> usag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ranching: IF-THEN-ELSE-END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3">
              <text:list-item>
                <text:p text:style-name="P14"><text:span text:style-name="T6">IF</text:span> <text:span text:style-name="T9">condition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T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statement sequ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E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9">statement sequ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E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3">
              <text:list-item>
                <text:p text:style-name="P11">Only one of the two statement sequences is executed</text:p>
              </text:list-item>
            </text:list>
          </draw:text-box>
        </draw:frame>
        <draw:g>
          <draw:circle draw:style-name="gr4" draw:text-style-name="P16" draw:id="id4" draw:layer="layout" svg:width="0.635cm" svg:height="0.635cm" svg:x="20.561cm" svg:y="5.515cm">
            <text:p text:style-name="P1"/>
          </draw:circle>
          <draw:connector draw:style-name="gr5" draw:text-style-name="P16" draw:layer="layout" draw:type="line" svg:x1="20.877cm" svg:y1="3.915cm" svg:x2="20.878cm" svg:y2="5.515cm" draw:end-shape="id4" draw:end-glue-point="0">
            <text:p text:style-name="P1"/>
          </draw:connector>
          <draw:circle draw:style-name="gr4" draw:text-style-name="P16" draw:id="id6" draw:layer="layout" svg:width="0.635cm" svg:height="0.635cm" svg:x="20.561cm" svg:y="11.355cm">
            <text:p text:style-name="P1"/>
          </draw:circle>
          <draw:circle draw:style-name="gr4" draw:text-style-name="P16" draw:id="id5" draw:layer="layout" svg:width="0.635cm" svg:height="0.635cm" svg:x="22.401cm" svg:y="8.185cm">
            <text:p text:style-name="P1"/>
          </draw:circle>
          <draw:connector draw:style-name="gr5" draw:text-style-name="P16" draw:layer="layout" draw:type="line" svg:x1="21.196cm" svg:y1="5.832cm" svg:x2="22.718cm" svg:y2="8.185cm" draw:start-shape="id4" draw:start-glue-point="1" draw:end-shape="id5" draw:end-glue-point="0">
            <text:p text:style-name="P1"/>
          </draw:connector>
          <draw:connector draw:style-name="gr5" draw:text-style-name="P16" draw:layer="layout" draw:type="line" svg:x1="22.718cm" svg:y1="8.82cm" svg:x2="21.196cm" svg:y2="11.672cm" draw:start-shape="id5" draw:start-glue-point="2" draw:end-shape="id6" draw:end-glue-point="1">
            <text:p text:style-name="P1"/>
          </draw:connector>
          <draw:connector draw:style-name="gr5" draw:text-style-name="P16" draw:layer="layout" draw:type="line" svg:x1="20.878cm" svg:y1="11.99cm" svg:x2="20.869cm" svg:y2="13.107cm" draw:start-shape="id6" draw:start-glue-point="2">
            <text:p text:style-name="P1"/>
          </draw:connector>
          <draw:circle draw:style-name="gr4" draw:text-style-name="P16" draw:id="id7" draw:layer="layout" svg:width="0.635cm" svg:height="0.635cm" svg:x="18.82cm" svg:y="8.085cm">
            <text:p text:style-name="P1"/>
          </draw:circle>
          <draw:connector draw:style-name="gr5" draw:text-style-name="P16" draw:layer="layout" draw:type="line" svg:x1="20.561cm" svg:y1="5.832cm" svg:x2="19.137cm" svg:y2="8.085cm" draw:start-shape="id4" draw:start-glue-point="3" draw:end-shape="id7" draw:end-glue-point="0">
            <text:p text:style-name="P1"/>
          </draw:connector>
          <draw:connector draw:style-name="gr5" draw:text-style-name="P16" draw:layer="layout" draw:type="line" svg:x1="19.137cm" svg:y1="8.72cm" svg:x2="20.561cm" svg:y2="11.672cm" draw:start-shape="id7" draw:start-glue-point="2" draw:end-shape="id6" draw:end-glue-point="3">
            <text:p text:style-name="P1"/>
          </draw:connector>
          <draw:frame draw:style-name="gr1" draw:text-style-name="P17" draw:layer="layout" svg:width="3.584cm" svg:height="0.992cm" svg:x="22.077cm" svg:y="4.607cm">
            <draw:text-box>
              <text:p text:style-name="P1"><text:span text:style-name="T10">condition</text:span></text:p>
            </draw:text-box>
          </draw:frame>
          <draw:frame draw:style-name="gr1" draw:text-style-name="P17" draw:layer="layout" svg:width="3.575cm" svg:height="1.733cm" svg:x="23.086cm" svg:y="7.885cm">
            <draw:text-box>
              <text:p text:style-name="P1"><text:span text:style-name="T10">ELSE</text:span></text:p>
              <text:p text:style-name="P1"><text:span text:style-name="T10">sequence</text:span></text:p>
            </draw:text-box>
          </draw:frame>
          <draw:frame draw:style-name="gr1" draw:text-style-name="P19" draw:layer="layout" svg:width="3.575cm" svg:height="1.733cm" svg:x="15.287cm" svg:y="7.786cm">
            <draw:text-box>
              <text:p text:style-name="P18"><text:span text:style-name="T10">THEN</text:span></text:p>
              <text:p text:style-name="P18"><text:span text:style-name="T10">sequence</text:span></text:p>
            </draw:text-box>
          </draw:frame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277cm" svg:x="1cm" svg:y="0.287cm" presentation:class="title">
          <draw:text-box>
            <text:p text:style-name="P1">Example using IF-THEN-ELSE-END</text:p>
          </draw:text-box>
        </draw:frame>
        <draw:frame presentation:style-name="pr5" draw:text-style-name="P14" draw:layer="layout" svg:width="25.199cm" svg:height="14.267cm" svg:x="1.4cm" svg:y="4.507cm" presentation:class="outline">
          <draw:text-box>
            <text:list text:style-name="L3">
              <text:list-item>
                <text:p text:style-name="P14"><text:span text:style-name="T6">IF</text:span> numFriends &gt; 0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T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applesPerFriend := numApples / numFriends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E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WriteString(“Awww, you need some friends!”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END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/>
                  </text:list-item>
                </text:list>
              </text:list-item>
            </text:list>
            <text:list text:style-name="L3">
              <text:list-item>
                <text:p text:style-name="P11">Would the division work if numFriends = 0?</text:p>
              </text:list-item>
            </text:list>
            <text:list text:style-name="L3">
              <text:list-item>
                <text:p text:style-name="P11">Will this code generate an error if numFriends=0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Complex Branching: ELSIF</text:p>
          </draw:text-box>
        </draw:frame>
        <draw:frame presentation:style-name="pr5" draw:text-style-name="P8" draw:layer="layout" svg:width="25.199cm" svg:height="14.367cm" svg:x="1.4cm" svg:y="4.507cm" presentation:class="outline" presentation:user-transformed="true">
          <draw:text-box>
            <text:list text:style-name="L3">
              <text:list-item>
                <text:p text:style-name="P14"><text:span text:style-name="T6">IF</text:span> userInput = 'y'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T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Eat (myApple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ELSIF </text:span><text:span text:style-name="T11">userInput = 'n' </text:span><text:span text:style-name="T6">T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Eat (myPear);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ELSE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12">(* default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1">WriteString (“Please answer 'y' or 'n'.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6">END;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1">Can have as many </text:span><text:span text:style-name="T6">ELSIF</text:span><text:span text:style-name="T11">s as you like</text:span></text:p>
              </text:list-item>
            </text:list>
            <text:list text:style-name="L3">
              <text:list-item>
                <text:p text:style-name="P11"><text:span text:style-name="T11">First </text:span><text:span text:style-name="T6">ELSIF</text:span><text:span text:style-name="T11"> whose condition is </text:span><text:span text:style-name="T6">TRUE</text:span><text:span text:style-name="T11"> is executed</text:span></text:p>
              </text:list-item>
            </text:list>
          </draw:text-box>
        </draw:frame>
        <draw:g>
          <draw:circle draw:style-name="gr4" draw:text-style-name="P16" draw:id="id8" draw:layer="layout" svg:width="0.635cm" svg:height="0.635cm" svg:x="20.561cm" svg:y="3.015cm">
            <text:p text:style-name="P1"/>
          </draw:circle>
          <draw:connector draw:style-name="gr5" draw:text-style-name="P16" draw:layer="layout" draw:type="line" svg:x1="20.877cm" svg:y1="1.415cm" svg:x2="20.878cm" svg:y2="3.015cm" draw:end-shape="id8" draw:end-glue-point="0">
            <text:p text:style-name="P1"/>
          </draw:connector>
          <draw:circle draw:style-name="gr4" draw:text-style-name="P16" draw:id="id10" draw:layer="layout" svg:width="0.635cm" svg:height="0.635cm" svg:x="20.561cm" svg:y="9.855cm">
            <text:p text:style-name="P1"/>
          </draw:circle>
          <draw:circle draw:style-name="gr4" draw:text-style-name="P16" draw:id="id9" draw:layer="layout" svg:width="0.635cm" svg:height="0.635cm" svg:x="24.801cm" svg:y="6.385cm">
            <text:p text:style-name="P1"/>
          </draw:circle>
          <draw:connector draw:style-name="gr5" draw:text-style-name="P16" draw:layer="layout" draw:type="line" svg:x1="21.196cm" svg:y1="3.332cm" svg:x2="25.118cm" svg:y2="6.385cm" draw:start-shape="id8" draw:start-glue-point="1" draw:end-shape="id9" draw:end-glue-point="0">
            <text:p text:style-name="P1"/>
          </draw:connector>
          <draw:connector draw:style-name="gr5" draw:text-style-name="P16" draw:layer="layout" draw:type="line" svg:x1="25.118cm" svg:y1="7.02cm" svg:x2="21.196cm" svg:y2="10.172cm" draw:start-shape="id9" draw:start-glue-point="2" draw:end-shape="id10" draw:end-glue-point="1">
            <text:p text:style-name="P1"/>
          </draw:connector>
          <draw:connector draw:style-name="gr5" draw:text-style-name="P16" draw:layer="layout" draw:type="line" svg:x1="20.878cm" svg:y1="10.49cm" svg:x2="20.869cm" svg:y2="11.607cm" draw:start-shape="id10" draw:start-glue-point="2">
            <text:p text:style-name="P1"/>
          </draw:connector>
          <draw:circle draw:style-name="gr4" draw:text-style-name="P16" draw:id="id11" draw:layer="layout" svg:width="0.635cm" svg:height="0.635cm" svg:x="17.72cm" svg:y="6.385cm">
            <text:p text:style-name="P1"/>
          </draw:circle>
          <draw:connector draw:style-name="gr5" draw:text-style-name="P16" draw:layer="layout" draw:type="line" svg:x1="20.561cm" svg:y1="3.332cm" svg:x2="18.037cm" svg:y2="6.385cm" draw:start-shape="id8" draw:start-glue-point="3" draw:end-shape="id11" draw:end-glue-point="0">
            <text:p text:style-name="P1"/>
          </draw:connector>
          <draw:connector draw:style-name="gr5" draw:text-style-name="P16" draw:layer="layout" draw:type="line" svg:x1="18.037cm" svg:y1="7.02cm" svg:x2="20.561cm" svg:y2="10.172cm" draw:start-shape="id11" draw:start-glue-point="2" draw:end-shape="id10" draw:end-glue-point="3">
            <text:p text:style-name="P1"/>
          </draw:connector>
          <draw:frame draw:style-name="gr1" draw:text-style-name="P17" draw:layer="layout" svg:width="3.584cm" svg:height="0.992cm" svg:x="21.277cm" svg:y="2.607cm">
            <draw:text-box>
              <text:p text:style-name="P1"><text:span text:style-name="T10">condition</text:span></text:p>
            </draw:text-box>
          </draw:frame>
          <draw:frame draw:style-name="gr1" draw:text-style-name="P17" draw:layer="layout" svg:width="1.996cm" svg:height="0.992cm" svg:x="25.386cm" svg:y="6.355cm">
            <draw:text-box>
              <text:p text:style-name="P1"><text:span text:style-name="T10">ELSE</text:span></text:p>
            </draw:text-box>
          </draw:frame>
          <draw:frame draw:style-name="gr1" draw:text-style-name="P19" draw:layer="layout" svg:width="2.301cm" svg:height="0.992cm" svg:x="15.387cm" svg:y="6.356cm">
            <draw:text-box>
              <text:p text:style-name="P18"><text:span text:style-name="T10">THEN</text:span></text:p>
            </draw:text-box>
          </draw:frame>
          <draw:circle draw:style-name="gr4" draw:text-style-name="P16" draw:id="id12" draw:layer="layout" svg:width="0.635cm" svg:height="0.635cm" svg:x="19.32cm" svg:y="6.385cm">
            <text:p text:style-name="P1"/>
          </draw:circle>
          <draw:connector draw:style-name="gr5" draw:text-style-name="P16" draw:layer="layout" draw:type="line" svg:x1="20.878cm" svg:y1="3.65cm" svg:x2="19.637cm" svg:y2="6.385cm" draw:start-shape="id8" draw:start-glue-point="2" draw:end-shape="id12" draw:end-glue-point="0">
            <text:p text:style-name="P1"/>
          </draw:connector>
          <draw:connector draw:style-name="gr5" draw:text-style-name="P16" draw:layer="layout" draw:type="line" svg:x1="19.637cm" svg:y1="7.02cm" svg:x2="20.878cm" svg:y2="9.855cm" draw:start-shape="id12" draw:start-glue-point="2" draw:end-shape="id10" draw:end-glue-point="0">
            <text:p text:style-name="P1"/>
          </draw:connector>
          <draw:frame draw:style-name="gr1" draw:text-style-name="P19" draw:layer="layout" svg:width="2.191cm" svg:height="0.992cm" svg:x="19.887cm" svg:y="6.356cm">
            <draw:text-box>
              <text:p text:style-name="P18"><text:span text:style-name="T10">ELSIF</text:span></text:p>
            </draw:text-box>
          </draw:frame>
          <draw:circle draw:style-name="gr4" draw:text-style-name="P16" draw:layer="layout" svg:width="0.635cm" svg:height="0.635cm" svg:x="22.321cm" svg:y="6.386cm">
            <text:p text:style-name="P1"/>
          </draw:circle>
          <draw:circle draw:style-name="gr4" draw:text-style-name="P16" draw:layer="layout" svg:width="0.635cm" svg:height="0.635cm" svg:x="23.421cm" svg:y="6.386cm">
            <text:p text:style-name="P1"/>
          </draw:circle>
        </draw:g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 note on indenting preferences</text:p>
          </draw:text-box>
        </draw:frame>
        <draw:frame presentation:style-name="pr5" draw:text-style-name="P8" draw:layer="layout" svg:width="25.199cm" svg:height="15.448cm" svg:x="1.4cm" svg:y="4.507cm" presentation:class="outline" presentation:user-transformed="true">
          <draw:text-box>
            <text:list text:style-name="L3">
              <text:list-item>
                <text:p text:style-name="P8">For purposes of this class, please stick to the <text:span text:style-name="T5">book's</text:span> indenting convention</text:p>
              </text:list-item>
            </text:list>
            <text:list text:style-name="L3">
              <text:list-item>
                <text:p text:style-name="P8">But be aware that different people have different <text:span text:style-name="T5">personal preferences</text:span></text:p>
              </text:list-item>
            </text:list>
            <text:list text:style-name="L3">
              <text:list-item>
                <text:p text:style-name="P8">Sean's personal indenting style: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3">IF</text:span><text:span text:style-name="T14"> </text:span><text:span text:style-name="T15">condition</text:span><text:span text:style-name="T14"> </text:span><text:span text:style-name="T13">T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statement sequ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3">ELSIF</text:span><text:span text:style-name="T14"> </text:span><text:span text:style-name="T15">condition</text:span><text:span text:style-name="T14"> </text:span><text:span text:style-name="T13">TH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statement sequ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3">ELS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5">statement sequenc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<text:span text:style-name="T13">END</text:span><text:span text:style-name="T14">;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Boolean expressions</text:p>
          </draw:text-box>
        </draw:frame>
        <draw:frame presentation:style-name="pr5" draw:text-style-name="P8" draw:layer="layout" svg:width="25.199cm" svg:height="14.789cm" svg:x="1.4cm" svg:y="4.507cm" presentation:class="outline" presentation:user-transformed="true">
          <draw:text-box>
            <text:list text:style-name="L3">
              <text:list-item>
                <text:p text:style-name="P8">The <text:span text:style-name="T5">conditions</text:span> in IF statements are Boolean expressions: evaluate to either <text:span text:style-name="T6">TRUE</text:span> or <text:span text:style-name="T6">FALSE</text:span></text:p>
              </text:list-item>
            </text:list>
            <text:list text:style-name="L3">
              <text:list-item>
                <text:p text:style-name="P8">Relational operators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=</text:span> (equal)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&lt;</text:span> (less than), <text:span text:style-name="T5">&gt;</text:span> (greater than)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&lt;=</text:span> (less than or equal)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&gt;=</text:span> (greater than or equal),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&lt;&gt;</text:span> or <text:span text:style-name="T5">#</text:span> (not equal)</text:p>
                  </text:list-item>
                </text:list>
              </text:list-item>
            </text:list>
            <text:list text:style-name="L3">
              <text:list-item>
                <text:p text:style-name="P8">Boolean operators (connectives)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AND</text:span> (<text:span text:style-name="T5">&amp;</text:span>), <text:span text:style-name="T5">OR</text:span>, <text:span text:style-name="T5">NOT</text:span> (<text:span text:style-name="T5">~</text:span>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Precedence rules</text:p>
          </draw:text-box>
        </draw:frame>
        <draw:frame presentation:style-name="pr5" draw:text-style-name="P21" draw:layer="layout" svg:width="25.199cm" svg:height="16.251cm" svg:x="1.4cm" svg:y="4.507cm" presentation:class="outline" presentation:user-transformed="true">
          <draw:text-box>
            <text:list text:style-name="L3">
              <text:list-item>
                <text:p text:style-name="P8"><text:span text:style-name="T7">In order from </text:span><text:span text:style-name="T16">highest</text:span><text:span text:style-name="T7"> precedence (first in evaluation) to lowest (last in evaluation)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NOT (~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*, /, DIV, MOD, REM, AND (&amp;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+, -, O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7">=, &lt;, &gt;, &lt;=, &gt;=, &lt;&gt; (#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18">Within the same level, evaluation is done </text:span><text:span text:style-name="T16">left to right</text:span><text:span text:style-name="T18">:</text:span></text:p>
              </text:list-item>
            </text:list>
            <text:list text:style-name="L3">
              <text:list-item>
                <text:list>
                  <text:list-item>
                    <text:p text:style-name="P12"><text:span text:style-name="T19">(</text:span><text:span text:style-name="T18">2</text:span><text:span text:style-name="T19"> &lt; </text:span><text:span text:style-name="T18">3</text:span><text:span text:style-name="T19">) &amp; (</text:span><text:span text:style-name="T18">3</text:span><text:span text:style-name="T19"> * </text:span><text:span text:style-name="T18">2</text:span><text:span text:style-name="T19"> + </text:span><text:span text:style-name="T18">4</text:span><text:span text:style-name="T19"> = </text:span><text:span text:style-name="T18">18</text:span><text:span text:style-name="T19">) OR NOT (</text:span><text:span text:style-name="T18">5</text:span><text:span text:style-name="T19"> # </text:span><text:span text:style-name="T18">6</text:span><text:span text:style-name="T19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8">TRUE</text:span><text:span text:style-name="T19"> &amp; (</text:span><text:span text:style-name="T18">6</text:span><text:span text:style-name="T19"> + </text:span><text:span text:style-name="T18">4</text:span><text:span text:style-name="T19"> = </text:span><text:span text:style-name="T18">18</text:span><text:span text:style-name="T19">) OR NOT </text:span><text:span text:style-name="T18">TRU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8">TRUE</text:span><text:span text:style-name="T19"> &amp; (</text:span><text:span text:style-name="T18">10</text:span><text:span text:style-name="T19"> = </text:span><text:span text:style-name="T18">18</text:span><text:span text:style-name="T19">) OR </text:span><text:span text:style-name="T18">FA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8">TRUE</text:span><text:span text:style-name="T19"> &amp; </text:span><text:span text:style-name="T18">FALSE</text:span><text:span text:style-name="T19"> OR </text:span><text:span text:style-name="T18">FA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8">FALSE</text:span><text:span text:style-name="T19"> OR </text:span><text:span text:style-name="T18">FAL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20"><text:span text:style-name="T18">FAL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Shortcut operator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The boolean operators AND and OR are <text:span text:style-name="T5">shortcut</text:span> operators:</text:p>
              </text:list-item>
            </text:list>
            <text:list text:style-name="L3">
              <text:list-item>
                <text:list>
                  <text:list-item>
                    <text:p text:style-name="P9">The second argument is <text:span text:style-name="T5">not even evaluated</text:span> if not necessary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6">enoughApplesToGoAround :=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6">(numFriends &gt; 0) AND (numApples / numFriends &gt; 2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If <text:span text:style-name="T6">numFriends</text:span> is 0, this does not generate a divide-by-zero erro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3.1-3.3)</text:p>
          </draw:text-box>
        </draw:frame>
        <draw:frame presentation:style-name="pr5" draw:text-style-name="P8" draw:layer="layout" svg:width="25.199cm" svg:height="15.189cm" svg:x="1.4cm" svg:y="4.507cm" presentation:class="outline" presentation:user-transformed="true">
          <draw:text-box>
            <text:list text:style-name="L3">
              <text:list-item>
                <text:p text:style-name="P8">Statement <text:span text:style-name="T5">sequences</text:span>; use of semicolon (;)</text:p>
              </text:list-item>
            </text:list>
            <text:list text:style-name="L3">
              <text:list-item>
                <text:p text:style-name="P8">Forms of the <text:span text:style-name="T5">IF</text:span> statement:</text:p>
              </text:list-item>
            </text:list>
            <text:list text:style-name="L3">
              <text:list-item>
                <text:list>
                  <text:list-item>
                    <text:p text:style-name="P9">IF – THEN – E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F – THEN – ELSE – EN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IF – THEN – ELSIF – THEN – ELSE – END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Boolean</text:span> expressions:</text:p>
              </text:list-item>
            </text:list>
            <text:list text:style-name="L3">
              <text:list-item>
                <text:list>
                  <text:list-item>
                    <text:p text:style-name="P9">=, &lt;, &gt;, &lt;=, &gt;=, &lt;&gt; (#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ND (&amp;), OR, NOT (~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Preced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hortcut</text:span> semantics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20">Lab2</text:span><text:span text:style-name="T1"> due next MTW: <text:s/>§3.14 # (38 / 45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">Choose either #38 or #45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1">Short writeup okay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20">Quiz</text:span><text:span text:style-name="T1"> ch3 on Mon: may include material not yet covered in lecture – read the text!</text:span></text:p>
              </text:list-item>
            </text:list>
            <text:list text:style-name="L3">
              <text:list-item>
                <text:p text:style-name="P8"><text:span text:style-name="T20">Reading</text:span><text:span text:style-name="T1">: through §3.8 for M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8$Linux OpenOffice.org_project/680m128$Build-8951</meta:generator>
    <dc:title>CMPT14x Lecture</dc:title>
    <meta:initial-creator>Sean Ho</meta:initial-creator>
    <meta:creation-date>2005-08-16T14:05:12</meta:creation-date>
    <dc:date>2005-09-23T15:59:59</dc:date>
    <dc:language>en-US</dc:language>
    <meta:editing-cycles>177</meta:editing-cycles>
    <meta:editing-duration>P7DT4H57M45S</meta:editing-duration>
    <meta:user-defined meta:name="Info 1"/>
    <meta:user-defined meta:name="Info 2"/>
    <meta:user-defined meta:name="Info 3"/>
    <meta:user-defined meta:name="Info 4"/>
    <meta:document-statistic meta:object-count="141"/>
  </office:meta>
</office:document-meta>
</file>